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Console, Verdana, 'Courier New'"/>
    <style:font-face style:name="Courier New1" svg:font-family="'Courier New', FixedSys"/>
    <style:font-face style:name="Courier new" svg:font-family="'Courier new'"/>
    <style:font-face style:name="Microsoft YaHei" svg:font-family="'Microsoft YaHei'"/>
    <style:font-face style:name="Monaco" svg:font-family="Monaco, 'Lucida Console', monospace"/>
    <style:font-face style:name="simsun" svg:font-family="simsu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表格1" style:family="table">
      <style:table-properties style:width="16.549cm" table:align="left"/>
    </style:style>
    <style:style style:name="表格1.A" style:family="table-column">
      <style:table-column-properties style:column-width="0.258cm"/>
    </style:style>
    <style:style style:name="表格1.B" style:family="table-column">
      <style:table-column-properties style:column-width="16.291cm"/>
    </style:style>
    <style:style style:name="表格1.A1" style:family="table-cell">
      <style:table-cell-properties style:vertical-align="middle" fo:background-color="#eeeeee">
        <style:background-image/>
      </style:table-cell-properties>
    </style:style>
    <style:style style:name="表格1.B1" style:family="table-cell">
      <style:table-cell-properties style:vertical-align="middle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0.258cm"/>
    </style:style>
    <style:style style:name="表格2.B" style:family="table-column">
      <style:table-column-properties style:column-width="16.743cm"/>
    </style:style>
    <style:style style:name="表格2.A1" style:family="table-cell">
      <style:table-cell-properties style:vertical-align="middle" fo:background-color="#eeeeee">
        <style:background-image/>
      </style:table-cell-properties>
    </style:style>
    <style:style style:name="表格2.B1" style:family="table-cell">
      <style:table-cell-properties style:vertical-align="middle"/>
    </style:style>
    <style:style style:name="P1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3" style:family="paragraph" style:parent-style-name="Heading_20_1">
      <style:paragraph-properties fo:margin-left="0cm" fo:margin-right="0cm" fo:margin-top="0cm" fo:margin-bottom="0cm" fo:text-indent="0cm" style:auto-text-indent="false" fo:padding="0cm" fo:border="none"/>
    </style:style>
    <style:style style:name="P4" style:family="paragraph" style:parent-style-name="Heading_20_3">
      <style:paragraph-properties fo:margin-left="0cm" fo:margin-right="0cm" fo:margin-top="0cm" fo:margin-bottom="0cm" style:line-height-at-least="0.739cm" fo:text-align="start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e7c1ac" fo:padding="0cm" fo:border="none">
        <style:background-image/>
      </style:paragraph-properties>
    </style:style>
    <style:style style:name="P6" style:family="paragraph" style:parent-style-name="Text_20_body">
      <style:paragraph-properties fo:margin-left="0.123cm" fo:margin-right="0.123cm" fo:margin-top="0cm" fo:margin-bottom="0cm" style:line-height-at-least="0.593cm" fo:text-align="end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.247cm" fo:margin-top="0cm" fo:margin-bottom="0cm" style:line-height-at-least="0.296cm" fo:text-align="start" style:justify-single-word="false" fo:orphans="2" fo:widows="2" fo:text-indent="0cm" style:auto-text-indent="false" fo:padding="0cm" fo:border="none"/>
    </style:style>
    <style:style style:name="P8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fo:padding="0cm" fo:border="none"/>
      <style:text-properties fo:color="#888888" style:font-name="Monaco" fo:font-size="9.10000038146973pt" fo:background-color="#ffffff"/>
    </style:style>
    <style:style style:name="P9" style:family="paragraph" style:parent-style-name="Text_20_body">
      <style:paragraph-properties fo:margin-left="0cm" fo:margin-right="0cm" fo:margin-top="0cm" fo:margin-bottom="0cm" style:line-height-at-least="0.519cm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 fo:background-color="#ffffff"/>
    </style:style>
    <style:style style:name="P10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 fo:background-color="#ffffff"/>
    </style:style>
    <style:style style:name="P11" style:family="paragraph" style:parent-style-name="Text_20_body">
      <style:paragraph-properties fo:margin-left="0cm" fo:margin-right="0cm" fo:margin-top="0cm" fo:margin-bottom="0cm" style:line-height-at-least="0.519cm" fo:text-align="start" style:justify-single-word="false" fo:orphans="2" fo:widows="2" fo:text-indent="0cm" style:auto-text-indent="false" fo:padding="0cm" fo:border="none"/>
      <style:text-properties fo:background-color="#ffffff"/>
    </style:style>
    <style:style style:name="P12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e7c1ac" fo:padding="0cm" fo:border="none">
        <style:background-image/>
      </style:paragraph-properties>
      <style:text-properties fo:font-variant="normal" fo:text-transform="none" fo:color="#333333" fo:letter-spacing="normal" fo:background-color="#ffffff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e7c1ac" fo:padding="0cm" fo:border="none">
        <style:background-image/>
      </style:paragraph-properties>
      <style:text-properties fo:font-variant="normal" fo:text-transform="none" fo:color="#008000" fo:letter-spacing="normal" fo:background-color="#ffffff"/>
    </style:style>
    <style:style style:name="P14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e7c1ac" fo:padding="0cm" fo:border="none">
        <style:background-image/>
      </style:paragraph-properties>
      <style:text-properties fo:font-variant="normal" fo:text-transform="none" fo:color="#008000" style:font-name="simsun" fo:font-size="9.10000038146973pt" fo:letter-spacing="normal" fo:font-style="normal" fo:font-weight="normal" fo:background-color="#ffffff"/>
    </style:style>
    <style:style style:name="P15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e7c1ac" fo:padding="0cm" fo:border="none">
        <style:background-image/>
      </style:paragraph-properties>
      <style:text-properties fo:font-variant="normal" fo:text-transform="none" fo:color="#0000ff" style:font-name="simsun" fo:font-size="9.10000038146973pt" fo:letter-spacing="normal" fo:font-style="normal" fo:font-weight="normal" fo:background-color="#ffffff"/>
    </style:style>
    <style:style style:name="P16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e7c1ac" fo:padding="0cm" fo:border="none">
        <style:background-image/>
      </style:paragraph-properties>
      <style:text-properties fo:font-variant="normal" fo:text-transform="none" fo:color="#000000" fo:letter-spacing="normal" fo:background-color="#ffffff"/>
    </style:style>
    <style:style style:name="P17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e7c1ac" fo:padding="0cm" fo:border="none">
        <style:background-image/>
      </style:paragraph-properties>
      <style:text-properties fo:font-variant="normal" fo:text-transform="none" fo:color="#000000" fo:letter-spacing="normal" fo:background-color="#ffffff" style:font-name-asian="simsun" style:font-size-asian="9.10000038146973pt" style:font-style-asian="normal" style:font-weight-asian="normal"/>
    </style:style>
    <style:style style:name="P18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e7c1ac" fo:padding="0cm" fo:border="none">
        <style:background-image/>
      </style:paragraph-properties>
      <style:text-properties fo:font-variant="normal" fo:text-transform="none" fo:color="#000000" style:font-name="simsun" fo:font-size="9.10000038146973pt" fo:letter-spacing="normal" fo:font-style="normal" fo:font-weight="normal" fo:background-color="#ffffff"/>
    </style:style>
    <style:style style:name="P19" style:family="paragraph" style:parent-style-name="Text_20_body">
      <style:paragraph-properties fo:margin-top="0.123cm" fo:margin-bottom="0.123cm" style:line-height-at-least="0.64cm" fo:text-align="start" style:justify-single-word="false" fo:orphans="2" fo:widows="2" fo:background-color="#e7c1ac" fo:padding="0cm" fo:border="none">
        <style:background-image/>
      </style:paragraph-properties>
      <style:text-properties fo:font-variant="normal" fo:text-transform="none" fo:color="#333333" fo:letter-spacing="normal" fo:background-color="#ffffff"/>
    </style:style>
    <style:style style:name="P20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 fo:background-color="#ffffff"/>
    </style:style>
    <style:style style:name="P21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Courier new" fo:font-size="8.39999961853027pt" fo:letter-spacing="normal" fo:font-style="normal" fo:font-weight="normal" fo:background-color="#ffffff"/>
    </style:style>
    <style:style style:name="P22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Courier new" fo:font-size="8.39999961853027pt" fo:letter-spacing="normal" fo:font-style="normal" fo:font-weight="normal" fo:background-color="#ffffff"/>
    </style:style>
    <style:style style:name="P23" style:family="paragraph" style:parent-style-name="Preformatted_20_Text">
      <style:paragraph-properties fo:margin-left="0cm" fo:margin-right="0cm" fo:margin-top="0cm" fo:margin-bottom="0.543cm" style:line-height-at-least="0.395cm" fo:text-align="start" style:justify-single-word="false" fo:orphans="2" fo:widows="2" fo:text-indent="0cm" style:auto-text-indent="false" fo:background-color="#fafafa" fo:padding="0cm" fo:border="none">
        <style:background-image/>
      </style:paragraph-properties>
      <style:text-properties fo:background-color="#ffffff"/>
    </style:style>
    <style:style style:name="P24" style:family="paragraph" style:parent-style-name="Preformatted_20_Text">
      <style:paragraph-properties fo:margin-top="0cm" fo:margin-bottom="0cm" style:line-height-at-least="0.64cm" fo:text-align="start" style:justify-single-word="false" fo:orphans="2" fo:widows="2" fo:padding="0cm" fo:border="none"/>
      <style:text-properties fo:font-variant="normal" fo:text-transform="none" fo:color="#333333" style:font-name="Courier new" fo:font-size="8.39999961853027pt" fo:letter-spacing="normal" fo:font-style="normal" fo:font-weight="normal" fo:background-color="#ffffff"/>
    </style:style>
    <style:style style:name="P25" style:family="paragraph" style:parent-style-name="Preformatted_20_Text">
      <style:paragraph-properties fo:margin-top="0cm" fo:margin-bottom="0cm" style:line-height-at-least="0.64cm" fo:text-align="start" style:justify-single-word="false" fo:orphans="2" fo:widows="2" fo:padding="0cm" fo:border="none"/>
      <style:text-properties fo:font-variant="normal" fo:text-transform="none" fo:color="#333333" fo:letter-spacing="normal" fo:background-color="#ffffff"/>
    </style:style>
    <style:style style:name="P26" style:family="paragraph" style:parent-style-name="Preformatted_20_Text">
      <style:paragraph-properties fo:margin-top="0cm" fo:margin-bottom="0cm" style:line-height-at-least="0.64cm" fo:text-align="start" style:justify-single-word="false" fo:orphans="2" fo:widows="2" fo:padding="0cm" fo:border="none"/>
      <style:text-properties fo:background-color="#ffffff"/>
    </style:style>
    <style:style style:name="P27" style:family="paragraph" style:parent-style-name="Standard">
      <style:paragraph-properties fo:margin-left="0cm" fo:margin-right="0cm" fo:margin-top="0cm" fo:margin-bottom="0.543cm" style:line-height-at-least="0.395cm" fo:text-align="start" style:justify-single-word="false" fo:orphans="2" fo:widows="2" fo:text-indent="0cm" style:auto-text-indent="false" fo:background-color="#fafafa" fo:padding="0cm" fo:border="none">
        <style:background-image/>
      </style:paragraph-properties>
      <style:text-properties fo:font-variant="normal" fo:text-transform="none" fo:color="#000000" fo:letter-spacing="normal" fo:background-color="#ffffff"/>
    </style:style>
    <style:style style:name="T1" style:family="text">
      <style:text-properties fo:color="#000000" style:font-name-asian="simsun" style:font-size-asian="9.10000038146973pt" style:font-style-asian="normal" style:font-weight-asian="normal"/>
    </style:style>
    <style:style style:name="T2" style:family="text">
      <style:text-properties fo:color="#000000" style:font-name="simsun" fo:font-size="9.10000038146973pt" fo:font-style="normal" fo:font-weight="normal"/>
    </style:style>
    <style:style style:name="T3" style:family="text">
      <style:text-properties fo:font-variant="normal" fo:text-transform="none" fo:color="#000000" style:text-line-through-style="none" style:font-name="Microsoft YaHei" fo:font-size="14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000000" style:text-line-through-style="none" style:font-name="Microsoft YaHei" fo:font-size="14pt" fo:letter-spacing="normal" fo:font-style="normal" style:text-underline-style="none" fo:font-weight="normal" style:text-blinking="false" fo:background-color="#ffffff"/>
    </style:style>
    <style:style style:name="T5" style:family="text">
      <style:text-properties fo:font-variant="normal" fo:text-transform="none" fo:color="#000000" style:text-line-through-style="none" fo:letter-spacing="normal" style:text-underline-style="none" style:text-blinking="false" style:font-name-asian="Microsoft YaHei" style:font-size-asian="14pt" style:font-style-asian="normal" style:font-weight-asian="normal"/>
    </style:style>
    <style:style style:name="T6" style:family="text">
      <style:text-properties fo:font-variant="normal" fo:text-transform="none" fo:color="#000000" style:text-line-through-style="none" fo:letter-spacing="normal" style:text-underline-style="none" style:text-blinking="false" fo:background-color="#ffffff" style:font-name-asian="Microsoft YaHei" style:font-size-asian="14pt" style:font-style-asian="normal" style:font-weight-asian="normal"/>
    </style:style>
    <style:style style:name="T7" style:family="text">
      <style:text-properties fo:font-variant="normal" fo:text-transform="none" fo:color="#000000" style:font-name="simsun" fo:font-size="9.10000038146973pt" fo:letter-spacing="normal" fo:font-style="normal" fo:font-weight="normal"/>
    </style:style>
    <style:style style:name="T8" style:family="text">
      <style:text-properties fo:font-variant="normal" fo:text-transform="none" fo:color="#000000" style:font-name="simsun" fo:font-size="9.10000038146973pt" fo:letter-spacing="normal" fo:font-style="normal" fo:font-weight="normal" fo:background-color="#ffffff"/>
    </style:style>
    <style:style style:name="T9" style:family="text">
      <style:text-properties fo:font-variant="normal" fo:text-transform="none" fo:color="#000000" style:font-name="simsun" fo:font-size="11.1999998092651pt" fo:letter-spacing="normal" fo:font-style="normal" fo:font-weight="normal"/>
    </style:style>
    <style:style style:name="T10" style:family="text">
      <style:text-properties fo:font-variant="normal" fo:text-transform="none" fo:color="#000000" style:font-name="simsun" fo:font-size="11.1999998092651pt" fo:letter-spacing="normal" fo:font-style="normal" fo:font-weight="normal" fo:background-color="#ffffff"/>
    </style:style>
    <style:style style:name="T11" style:family="text">
      <style:text-properties fo:font-variant="normal" fo:text-transform="none" fo:color="#000000" fo:letter-spacing="normal" style:font-name-asian="simsun" style:font-size-asian="9.10000038146973pt" style:font-style-asian="normal" style:font-weight-asian="normal"/>
    </style:style>
    <style:style style:name="T12" style:family="text">
      <style:text-properties fo:font-variant="normal" fo:text-transform="none" fo:color="#000000" fo:letter-spacing="normal" style:font-name-asian="simsun" style:font-size-asian="11.1999998092651pt" style:font-style-asian="normal" style:font-weight-asian="normal"/>
    </style:style>
    <style:style style:name="T13" style:family="text">
      <style:text-properties fo:font-variant="normal" fo:text-transform="none" fo:color="#000000" fo:letter-spacing="normal" fo:background-color="#ffffff" style:font-name-asian="simsun" style:font-size-asian="9.10000038146973pt" style:font-style-asian="normal" style:font-weight-asian="normal"/>
    </style:style>
    <style:style style:name="T14" style:family="text">
      <style:text-properties fo:font-variant="normal" fo:text-transform="none" fo:color="#000000" fo:letter-spacing="normal" fo:background-color="#ffffff" style:font-name-asian="simsun" style:font-size-asian="11.1999998092651pt" style:font-style-asian="normal" style:font-weight-asian="normal"/>
    </style:style>
    <style:style style:name="T15" style:family="text">
      <style:text-properties fo:font-variant="normal" fo:text-transform="none" fo:color="#999999" style:font-name="Arial1" fo:font-size="8.39999961853027pt" fo:letter-spacing="normal" fo:font-style="normal" fo:font-weight="normal"/>
    </style:style>
    <style:style style:name="T16" style:family="text">
      <style:text-properties fo:font-variant="normal" fo:text-transform="none" fo:color="#999999" style:font-name="Arial1" fo:font-size="8.39999961853027pt" fo:letter-spacing="normal" fo:font-style="normal" fo:font-weight="normal" fo:background-color="#ffffff"/>
    </style:style>
    <style:style style:name="T17" style:family="text">
      <style:text-properties fo:font-variant="normal" fo:text-transform="none" fo:color="#999999" fo:letter-spacing="normal" style:font-name-asian="Arial1" style:font-size-asian="8.39999961853027pt" style:font-style-asian="normal" style:font-weight-asian="normal"/>
    </style:style>
    <style:style style:name="T18" style:family="text">
      <style:text-properties fo:font-variant="normal" fo:text-transform="none" fo:color="#999999" fo:letter-spacing="normal" fo:background-color="#ffffff" style:font-name-asian="Arial1" style:font-size-asian="8.39999961853027pt" style:font-style-asian="normal" style:font-weight-asian="normal"/>
    </style:style>
    <style:style style:name="T19" style:family="text">
      <style:text-properties fo:font-variant="normal" fo:text-transform="none" fo:color="#336699" style:text-line-through-style="none" style:font-name="Arial1" fo:font-size="8.39999961853027pt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336699" style:text-line-through-style="none" style:font-name="Arial1" fo:font-size="8.39999961853027pt" fo:letter-spacing="normal" fo:font-style="normal" style:text-underline-style="none" fo:font-weight="normal" style:text-blinking="false" fo:background-color="#ffffff"/>
    </style:style>
    <style:style style:name="T21" style:family="text">
      <style:text-properties fo:font-variant="normal" fo:text-transform="none" fo:color="#336699" style:text-line-through-style="none" fo:letter-spacing="normal" style:text-underline-style="none" style:text-blinking="false" style:font-name-asian="Arial1" style:font-size-asian="8.39999961853027pt" style:font-style-asian="normal" style:font-weight-asian="normal"/>
    </style:style>
    <style:style style:name="T22" style:family="text">
      <style:text-properties fo:font-variant="normal" fo:text-transform="none" fo:color="#336699" style:text-line-through-style="none" fo:letter-spacing="normal" style:text-underline-style="none" style:text-blinking="false" fo:background-color="#ffffff" style:font-name-asian="Arial1" style:font-size-asian="8.39999961853027pt" style:font-style-asian="normal" style:font-weight-asian="normal"/>
    </style:style>
    <style:style style:name="T23" style:family="text">
      <style:text-properties fo:font-variant="normal" fo:text-transform="none" fo:color="#333333" style:font-name="simsun" fo:font-size="9.10000038146973pt" fo:letter-spacing="normal" fo:font-style="normal" fo:font-weight="normal"/>
    </style:style>
    <style:style style:name="T24" style:family="text">
      <style:text-properties fo:font-variant="normal" fo:text-transform="none" fo:color="#333333" style:font-name="simsun" fo:font-size="9.10000038146973pt" fo:letter-spacing="normal" fo:font-style="normal" fo:font-weight="normal" fo:background-color="#ffffff"/>
    </style:style>
    <style:style style:name="T25" style:family="text">
      <style:text-properties fo:font-variant="normal" fo:text-transform="none" fo:color="#333333" fo:letter-spacing="normal"/>
    </style:style>
    <style:style style:name="T26" style:family="text">
      <style:text-properties fo:font-variant="normal" fo:text-transform="none" fo:color="#333333" fo:letter-spacing="normal" style:font-name-asian="simsun" style:font-size-asian="9.10000038146973pt" style:font-style-asian="normal" style:font-weight-asian="normal"/>
    </style:style>
    <style:style style:name="T27" style:family="text">
      <style:text-properties fo:font-variant="normal" fo:text-transform="none" fo:color="#333333" fo:letter-spacing="normal" style:font-name-asian="simsun" style:font-size-asian="11.1999998092651pt" style:font-style-asian="normal" style:font-weight-asian="normal"/>
    </style:style>
    <style:style style:name="T28" style:family="text">
      <style:text-properties fo:font-variant="normal" fo:text-transform="none" fo:color="#333333" fo:letter-spacing="normal" fo:background-color="#ffffff"/>
    </style:style>
    <style:style style:name="T29" style:family="text">
      <style:text-properties fo:font-variant="normal" fo:text-transform="none" fo:color="#333333" fo:letter-spacing="normal" fo:background-color="#ffffff" style:font-name-asian="simsun" style:font-size-asian="9.10000038146973pt" style:font-style-asian="normal" style:font-weight-asian="normal"/>
    </style:style>
    <style:style style:name="T30" style:family="text">
      <style:text-properties fo:font-variant="normal" fo:text-transform="none" fo:color="#333333" fo:letter-spacing="normal" fo:background-color="#ffffff" style:font-name-asian="simsun" style:font-size-asian="11.1999998092651pt" style:font-style-asian="normal" style:font-weight-asian="normal"/>
    </style:style>
    <style:style style:name="T31" style:family="text">
      <style:text-properties fo:font-variant="normal" fo:text-transform="none" fo:color="#ff00ff" style:font-name="simsun" fo:font-size="9.10000038146973pt" fo:letter-spacing="normal" fo:font-style="normal" fo:font-weight="normal"/>
    </style:style>
    <style:style style:name="T32" style:family="text">
      <style:text-properties fo:font-variant="normal" fo:text-transform="none" fo:color="#ff00ff" style:font-name="simsun" fo:font-size="9.10000038146973pt" fo:letter-spacing="normal" fo:font-style="normal" fo:font-weight="normal" fo:background-color="#ffffff"/>
    </style:style>
    <style:style style:name="T33" style:family="text">
      <style:text-properties fo:font-variant="normal" fo:text-transform="none" fo:color="#ff0000" style:font-name="simsun" fo:font-size="11.1999998092651pt" fo:letter-spacing="normal" fo:font-style="normal" fo:font-weight="normal"/>
    </style:style>
    <style:style style:name="T34" style:family="text">
      <style:text-properties fo:font-variant="normal" fo:text-transform="none" fo:color="#ff0000" style:font-name="simsun" fo:font-size="11.1999998092651pt" fo:letter-spacing="normal" fo:font-style="normal" fo:font-weight="normal" fo:background-color="#ffffff"/>
    </style:style>
    <style:style style:name="T35" style:family="text">
      <style:text-properties fo:font-variant="normal" fo:text-transform="none" fo:color="#0000ff" style:font-name="simsun" fo:font-size="9.10000038146973pt" fo:letter-spacing="normal" fo:font-style="normal" fo:font-weight="normal"/>
    </style:style>
    <style:style style:name="T36" style:family="text">
      <style:text-properties fo:font-variant="normal" fo:text-transform="none" fo:color="#0000ff" style:font-name="simsun" fo:font-size="9.10000038146973pt" fo:letter-spacing="normal" fo:font-style="normal" fo:font-weight="normal" fo:background-color="#ffffff"/>
    </style:style>
    <style:style style:name="T37" style:family="text">
      <style:text-properties fo:font-variant="normal" fo:text-transform="none" fo:color="#0954aa" style:text-line-through-style="none" fo:letter-spacing="normal" style:text-underline-style="none" style:text-blinking="false" fo:background-color="#f5f5f5" style:font-name-asian="Courier new" style:font-size-asian="8.39999961853027pt" style:font-style-asian="normal" style:font-weight-asian="normal"/>
    </style:style>
    <style:style style:name="T38" style:family="text">
      <style:text-properties fo:font-variant="normal" fo:text-transform="none" fo:color="#0954aa" style:text-line-through-style="none" fo:letter-spacing="normal" style:text-underline-style="none" style:text-blinking="false" style:font-name-asian="Courier new" style:font-size-asian="8.39999961853027pt" style:font-style-asian="normal" style:font-weight-asian="normal"/>
    </style:style>
    <style:style style:name="T39" style:family="text">
      <style:text-properties fo:font-variant="normal" fo:text-transform="none" fo:color="#0954aa" style:text-line-through-style="none" fo:letter-spacing="normal" style:text-underline-style="none" style:text-blinking="false" fo:background-color="#ffffff" style:font-name-asian="Courier new" style:font-size-asian="8.39999961853027pt" style:font-style-asian="normal" style:font-weight-asian="normal"/>
    </style:style>
    <style:style style:name="T40" style:family="text">
      <style:text-properties fo:font-variant="normal" fo:text-transform="none" fo:color="#0954aa" style:text-line-through-style="none" style:font-name="simsun" fo:font-size="9.10000038146973pt" fo:letter-spacing="normal" fo:font-style="normal" style:text-underline-style="none" fo:font-weight="normal" style:text-blinking="false"/>
    </style:style>
    <style:style style:name="T41" style:family="text">
      <style:text-properties fo:font-variant="normal" fo:text-transform="none" fo:color="#0954aa" style:text-line-through-style="none" style:font-name="simsun" fo:font-size="9.10000038146973pt" fo:letter-spacing="normal" fo:font-style="normal" style:text-underline-style="none" fo:font-weight="normal" style:text-blinking="false" fo:background-color="#ffffff"/>
    </style:style>
    <style:style style:name="T42" style:family="text">
      <style:text-properties style:font-name="Arial1" fo:font-size="9.80000019073486pt" fo:font-style="normal" fo:font-weight="normal"/>
    </style:style>
    <style:style style:name="T43" style:family="text">
      <style:text-properties style:font-name-asian="Arial1" style:font-size-asian="9.80000019073486pt" style:font-style-asian="normal" style:font-weight-asian="normal"/>
    </style:style>
    <style:style style:name="T44" style:family="text">
      <style:text-properties style:font-name="Monaco" fo:font-size="9.10000038146973pt"/>
    </style:style>
    <style:style style:name="T45" style:family="text">
      <style:text-properties style:font-name="Monaco" fo:font-size="9.10000038146973pt" fo:background-color="#ffffff"/>
    </style:style>
    <style:style style:name="T46" style:family="text">
      <style:text-properties fo:color="#0000ff"/>
    </style:style>
    <style:style style:name="T47" style:family="text">
      <style:text-properties fo:color="#0000ff" style:font-name="Monaco" fo:font-size="9.10000038146973pt"/>
    </style:style>
    <style:style style:name="T48" style:family="text">
      <style:text-properties fo:color="#0000ff" style:font-name="Monaco" fo:font-size="9.10000038146973pt" fo:background-color="#ffffff"/>
    </style:style>
    <style:style style:name="T49" style:family="text">
      <style:text-properties fo:color="#0000ff" style:font-name="simsun" fo:font-size="9.10000038146973pt" fo:font-style="normal" fo:font-weight="normal"/>
    </style:style>
    <style:style style:name="T50" style:family="text">
      <style:text-properties fo:color="#0000ff" style:font-name="Courier new" fo:font-size="8.39999961853027pt" fo:font-style="normal" fo:font-weight="normal"/>
    </style:style>
    <style:style style:name="T51" style:family="text">
      <style:text-properties fo:color="#036a07" style:font-name="Monaco" fo:font-size="9.10000038146973pt"/>
    </style:style>
    <style:style style:name="T52" style:family="text">
      <style:text-properties fo:color="#036a07" style:font-name="Monaco" fo:font-size="9.10000038146973pt" fo:background-color="#ffffff"/>
    </style:style>
    <style:style style:name="T53" style:family="text">
      <style:text-properties fo:color="#0954aa" style:text-line-through-style="none" style:text-underline-style="none" style:text-blinking="false" style:font-size-asian="9.80000019073486pt"/>
    </style:style>
    <style:style style:name="T54" style:family="text">
      <style:text-properties fo:color="#0954aa" style:text-line-through-style="none" fo:font-size="9.80000019073486pt" style:text-underline-style="none" style:text-blinking="false"/>
    </style:style>
    <style:style style:name="T55" style:family="text">
      <style:text-properties style:font-name="simsun" fo:font-size="9.10000038146973pt" fo:font-style="normal" fo:font-weight="normal"/>
    </style:style>
    <style:style style:name="T56" style:family="text">
      <style:text-properties style:font-name-asian="simsun" style:font-size-asian="9.10000038146973pt" style:font-style-asian="normal" style:font-weight-asian="normal"/>
    </style:style>
    <style:style style:name="T57" style:family="text">
      <style:text-properties style:font-name="Courier new" fo:font-size="8.39999961853027pt" fo:font-style="normal" fo:font-weight="normal"/>
    </style:style>
    <style:style style:name="T58" style:family="text">
      <style:text-properties style:font-name="Courier new" fo:font-size="8.39999961853027pt" fo:font-style="normal" fo:font-weight="normal" fo:background-color="#ffffff"/>
    </style:style>
    <style:style style:name="T59" style:family="text">
      <style:text-properties style:font-name-asian="Courier new" style:font-size-asian="8.39999961853027pt" style:font-style-asian="normal" style:font-weight-asian="normal"/>
    </style:style>
    <style:style style:name="T60" style:family="text">
      <style:text-properties fo:color="#008000" style:font-name="Courier new" fo:font-size="8.39999961853027pt" fo:font-style="normal" fo:font-weight="normal"/>
    </style:style>
    <style:style style:name="T61" style:family="text">
      <style:text-properties fo:color="#008000" style:font-name-asian="Courier new" style:font-size-asian="8.39999961853027pt" style:font-style-asian="normal" style:font-weight-asian="normal"/>
    </style:style>
    <style:style style:name="T62" style:family="text">
      <style:text-properties fo:color="#800080"/>
    </style:style>
    <style:style style:name="T63" style:family="text">
      <style:text-properties fo:color="#800080" style:font-name="Courier new" fo:font-size="8.39999961853027pt" fo:font-style="normal" fo:font-weight="normal"/>
    </style:style>
    <style:style style:name="T64" style:family="text">
      <style:text-properties fo:color="#800000"/>
    </style:style>
    <style:style style:name="T65" style:family="text">
      <style:text-properties fo:color="#800000" style:font-name="Courier new" fo:font-size="8.39999961853027pt" fo:font-style="normal" fo:font-weight="normal"/>
    </style:style>
    <style:style style:name="T66" style:family="text">
      <style:text-properties fo:color="#008080"/>
    </style:style>
    <style:style style:name="T67" style:family="text">
      <style:text-properties fo:color="#008080" style:font-name="Courier new" fo:font-size="8.39999961853027pt" fo:font-style="normal" fo:font-weight="normal"/>
    </style:style>
    <style:style style:name="T68" style:family="text">
      <style:text-properties fo:background-color="#ffffff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 </text:p>
      <text:h text:style-name="P4" text:outline-level="3"><text:a xlink:type="simple" xlink:href="http://blog.csdn.net/ipromiseu/article/details/7358299"><text:span text:style-name="T4">[ios</text:span></text:a><text:a xlink:type="simple" xlink:href="http://blog.csdn.net/ipromiseu/article/details/7358299"><text:span text:style-name="T6">开发技巧之</text:span></text:a><text:a xlink:type="simple" xlink:href="http://blog.csdn.net/ipromiseu/article/details/7358299"><text:span text:style-name="T4">]UINavigationbar</text:span></text:a><text:a xlink:type="simple" xlink:href="http://blog.csdn.net/ipromiseu/article/details/7358299"><text:span text:style-name="T6">的背景修改方法集合</text:span></text:a></text:h>
      <text:p text:style-name="P6"><text:span text:style-name="T18">分类： </text:span><text:a xlink:type="simple" xlink:href="http://blog.csdn.net/ipromiseu/article/category/712204"><text:span text:style-name="T22">※</text:span></text:a><text:a xlink:type="simple" xlink:href="http://blog.csdn.net/ipromiseu/article/category/712204"><text:span text:style-name="T20">iphone</text:span></text:a><text:a xlink:type="simple" xlink:href="http://blog.csdn.net/ipromiseu/article/category/712204"><text:span text:style-name="T22">开发</text:span></text:a><text:span text:style-name="T16">2012-03-15 19:26 2320</text:span><text:span text:style-name="T18">人阅读 </text:span><text:a xlink:type="simple" xlink:href="http://blog.csdn.net/ipromiseu/article/details/7358299#comments"><text:span text:style-name="T22">评论</text:span></text:a><text:span text:style-name="T16">(5) </text:span><text:a xlink:type="simple" xlink:href="javascript:void(0);"><text:span text:style-name="T22">收藏</text:span></text:a><text:span text:style-name="T18"> </text:span><text:a xlink:type="simple" xlink:href="http://blog.csdn.net/ipromiseu/article/details/7358299#report"><text:span text:style-name="T22">举报</text:span></text:a></text:p>
      <text:p text:style-name="P7"><text:a xlink:type="simple" xlink:href="http://blog.csdn.net/tag/details.html?tag=ios" office:target-frame-name="_blank" xlink:show="new"><text:span text:style-name="T68">ios</text:span></text:a><text:a xlink:type="simple" xlink:href="http://blog.csdn.net/tag/details.html?tag=uinavigationcontroller" office:target-frame-name="_blank" xlink:show="new"><text:span text:style-name="T68">uinavigationcontroller</text:span></text:a><text:a xlink:type="simple" xlink:href="http://blog.csdn.net/tag/details.html?tag=image" office:target-frame-name="_blank" xlink:show="new"><text:span text:style-name="T68">image</text:span></text:a><text:a xlink:type="simple" xlink:href="http://blog.csdn.net/tag/details.html?tag=uiview" office:target-frame-name="_blank" xlink:show="new"><text:span text:style-name="T68">uiview</text:span></text:a><text:a xlink:type="simple" xlink:href="http://blog.csdn.net/tag/details.html?tag=ios5" office:target-frame-name="_blank" xlink:show="new"><text:span text:style-name="T68">ios5</text:span></text:a><text:a xlink:type="simple" xlink:href="http://blog.csdn.net/tag/details.html?tag=interface" office:target-frame-name="_blank" xlink:show="new"><text:span text:style-name="T68">interface</text:span></text:a></text:p>
      <text:section text:style-name="Sect1" text:name="article_content">
        <text:p text:style-name="P9"><text:span text:style-name="T43">最近我突然发现</text:span><text:span text:style-name="T42">UINavigationbar</text:span><text:span text:style-name="T43">背景修改的方法不起作用了，代码如下：</text:span></text:p>
        <table:table table:name="表格1" table:style-name="表格1">
          <table:table-column table:style-name="表格1.A"/>
          <table:table-column table:style-name="表格1.B"/>
          <table:table-row>
            <table:table-cell table:style-name="表格1.A1" office:value-type="string">
              <text:p text:style-name="P8">1<text:line-break/>2<text:line-break/>3<text:line-break/>4<text:line-break/>5<text:line-break/>6<text:line-break/>7<text:line-break/>8<text:line-break/>9</text:p>
            </table:table-cell>
            <table:table-cell table:style-name="表格1.B1" office:value-type="string">
              <text:p text:style-name="P2"><text:span text:style-name="T48">@implementation</text:span><text:span text:style-name="T45"> UINavigationBar (CustomImage)<text:line-break/><text:line-break/>-(</text:span><text:span text:style-name="T48">void</text:span><text:span text:style-name="T45">)drawRect:(CGRect)rect <text:line-break/>{<text:line-break/>    UIImage *image = [UIImage imageNamed:</text:span><text:span text:style-name="Strong_20_Emphasis"><text:span text:style-name="T45">@</text:span></text:span><text:span text:style-name="T52">"navigationbar.png"</text:span><text:span text:style-name="T45">];<text:line-break/>    [image drawInRect:CGRectMake(0,0,self.frame.size.width,self.frame.size.height)];<text:line-break/>}<text:line-break/><text:line-break/></text:span><text:span text:style-name="T48">@end</text:span></text:p>
            </table:table-cell>
          </table:table-row>
        </table:table>
        <text:p text:style-name="P9"><text:span text:style-name="T43">发现原来是</text:span><text:span text:style-name="T42">iOS 5</text:span><text:span text:style-name="T43">的原因，如果运行在</text:span><text:span text:style-name="T42">iOS 5</text:span><text:span text:style-name="T43">以下的版本就没有问题了。经过实验以下方法适合</text:span><text:span text:style-name="T42">iOS 5</text:span><text:span text:style-name="T43">（放在</text:span><text:span text:style-name="T42">ViewDidLoad</text:span><text:span text:style-name="T43">中）：</text:span></text:p>
        <table:table table:name="表格2" table:style-name="表格2">
          <table:table-column table:style-name="表格2.A"/>
          <table:table-column table:style-name="表格2.B"/>
          <table:table-row>
            <table:table-cell table:style-name="表格2.A1" office:value-type="string">
              <text:p text:style-name="P8">1<text:line-break/>2<text:line-break/>3</text:p>
            </table:table-cell>
            <table:table-cell table:style-name="表格2.B1" office:value-type="string">
              <text:p text:style-name="P2"><text:span text:style-name="T68">    </text:span><text:span text:style-name="T48">if</text:span><text:span text:style-name="T45"> ([self.navigationController.navigationBar respondsToSelector:</text:span><text:span text:style-name="T48">@selector</text:span><text:span text:style-name="T45">( setBackgroundImage:forBarMetrics:)]){<text:line-break/>        [self.navigationController.navigationBar setBackgroundImage:[UIImage imageNamed:</text:span><text:span text:style-name="Strong_20_Emphasis"><text:span text:style-name="T45">@</text:span></text:span><text:span text:style-name="T52">"navigationbar.png"</text:span><text:span text:style-name="T45">] forBarMetrics:UIBarMetricsDefault];<text:line-break/>    }</text:span></text:p>
            </table:table-cell>
          </table:table-row>
        </table:table>
        <text:p text:style-name="P9"><text:span text:style-name="T43">第一条</text:span><text:span text:style-name="T42">if</text:span><text:span text:style-name="T43">语句的作用是防止程序在</text:span><text:span text:style-name="T42">iOS 5</text:span><text:span text:style-name="T43">以下的版本中崩溃。</text:span></text:p>
        <text:p text:style-name="P9"><text:span text:style-name="T43">这样，依靠这两段代码，我的</text:span><text:span text:style-name="T42">UINavigationbar</text:span><text:span text:style-name="T43">的背景问题在</text:span><text:span text:style-name="T42">iOS 5</text:span><text:span text:style-name="T43">及以下版本中得到了完美的解决。</text:span></text:p>
        <text:p text:style-name="P11"/>
        <text:p text:style-name="P9"> </text:p>
        <text:p text:style-name="P5"><draw:frame draw:style-name="fr1" draw:name="框1" text:anchor-type="paragraph" svg:width="23.206cm" draw:z-index="0"><draw:text-box fo:min-height="0.041cm"><text:h text:style-name="P3" text:outline-level="1"><text:a xlink:type="simple" xlink:href="http://www.cnblogs.com/lovecode/articles/2302140.html" office:name="ctl02_TitleUrl"><text:span text:style-name="T54">iOS5</text:span></text:a><text:a xlink:type="simple" xlink:href="http://www.cnblogs.com/lovecode/articles/2302140.html" office:name="ctl02_TitleUrl"><text:span text:style-name="T53">之前是如何自定义</text:span></text:a><text:a xlink:type="simple" xlink:href="http://www.cnblogs.com/lovecode/articles/2302140.html" office:name="ctl02_TitleUrl"><text:span text:style-name="T54">UINavigationBar</text:span></text:a><text:a xlink:type="simple" xlink:href="http://www.cnblogs.com/lovecode/articles/2302140.html" office:name="ctl02_TitleUrl"><text:span text:style-name="T53">背景的？</text:span></text:a></text:h></draw:text-box></draw:frame><text:span text:style-name="T29">在</text:span><text:span text:style-name="T24">iOS5.0</text:span><text:span text:style-name="T29">中我们可以非常简单的设置</text:span><text:span text:style-name="T24">UINavigationBar</text:span><text:span text:style-name="T29">的背景（</text:span><text:span text:style-name="T32">setBackgroundImage: forBarMetrics:</text:span><text:span text:style-name="T29">方法），而这对于之前的版本是不可同日而语的。通过网络收集整理了一下以前的各种方式，只能作为学习笔记做个记录，菜鸟学习而已。高人就跳过吧。</text:span><text:span text:style-name="T24"><text:line-break/></text:span><text:span text:style-name="Strong_20_Emphasis"><text:span text:style-name="T30">方法一：主要技巧就是用视图的</text:span></text:span><text:span text:style-name="Strong_20_Emphasis"><text:span text:style-name="T34">drawInRect:</text:span></text:span><text:span text:style-name="Strong_20_Emphasis"><text:span text:style-name="T30">方法绘制</text:span></text:span><text:span text:style-name="T24"><text:line-break/></text:span><text:span text:style-name="Strong_20_Emphasis"><text:span text:style-name="T29">如下为创建了一个</text:span></text:span><text:span text:style-name="Strong_20_Emphasis"><text:span text:style-name="T24">UINavigationBar Category</text:span></text:span></text:p>
        <text:p text:style-name="P20"><text:span text:style-name="T60">// </text:span><text:span text:style-name="T61">其实现代码如下</text:span></text:p>
        <text:p text:style-name="P24">@implementation UINavigationBar (UINavigationBarCategory)</text:p>
        <text:p text:style-name="P26"/>
        <text:p text:style-name="P26"/>
        <text:p text:style-name="P21">- (<text:span text:style-name="T46">void</text:span>)drawRect:(CGRect)rect {</text:p>
        <text:p text:style-name="P26"/>
        <text:p text:style-name="P20"><text:s text:c="4"/><text:span text:style-name="T60">//</text:span><text:span text:style-name="T61">颜色填充</text:span></text:p>
        <text:p text:style-name="P25"><text:s text:c="5"/><text:span text:style-name="T57">UIColor *color = [UIColor redColor];</text:span></text:p>
        <text:p text:style-name="P26"/>
        <text:p text:style-name="P25"><text:s text:c="4"/><text:span text:style-name="T57">CGContextRef context = UIGraphicsGetCurrentContext();</text:span></text:p>
        <text:p text:style-name="P26"/>
        <text:p text:style-name="P25"><text:s text:c="4"/><text:span text:style-name="T57">CGContextSetFillColor(context,CGColorGetComponents([color CGColor]));</text:span></text:p>
        <text:p text:style-name="P26"/>
        <text:p text:style-name="P25"><text:s text:c="4"/><text:span text:style-name="T57">CGContextFillRect(context,rect);</text:span></text:p>
        <text:p text:style-name="P26"><text:soft-page-break/></text:p>
        <text:p text:style-name="P25"><text:s text:c="4"/><text:span text:style-name="T57">self.tintColor = color;</text:span></text:p>
        <text:p text:style-name="P26"/>
        <text:p text:style-name="P26"/>
        <text:p text:style-name="P20"><text:s text:c="4"/><text:span text:style-name="T60">//</text:span><text:span text:style-name="T61">图片填充</text:span></text:p>
        <text:p text:style-name="P20"><text:s text:c="5"/><text:span text:style-name="T57">UIColor *color = [UIColor colorWithRed:</text:span><text:span text:style-name="T63">46.0f</text:span><text:span text:style-name="T57">/</text:span><text:span text:style-name="T63">255.0f</text:span><text:span text:style-name="T57"> green:</text:span><text:span text:style-name="T63">87.0f</text:span><text:span text:style-name="T57">/</text:span><text:span text:style-name="T63">255.0f</text:span><text:span text:style-name="T57"> blue:</text:span><text:span text:style-name="T63">29.0f</text:span><text:span text:style-name="T57">/</text:span><text:span text:style-name="T63">255.0f</text:span><text:span text:style-name="T57"> alpha:</text:span><text:span text:style-name="T63">1.0f</text:span><text:span text:style-name="T57">];</text:span></text:p>
        <text:p text:style-name="P26"/>
        <text:p text:style-name="P20"><text:s text:c="4"/><text:span text:style-name="T57">UIImage *img = [UIImage imageNamed:</text:span><text:span text:style-name="T65">@"bg.png"</text:span><text:span text:style-name="T57">];</text:span></text:p>
        <text:p text:style-name="P26"/>
        <text:p text:style-name="P20"><text:s text:c="4"/><text:span text:style-name="T57">[img drawInRect:CGRectMake(</text:span><text:span text:style-name="T63">0</text:span><text:span text:style-name="T57">,</text:span><text:span text:style-name="T63">0</text:span><text:span text:style-name="T57">,self.frame.size.width,self.frame.size.height)];</text:span></text:p>
        <text:p text:style-name="P26"/>
        <text:p text:style-name="P25"><text:s text:c="4"/><text:span text:style-name="T57">self.tintColor = color;</text:span></text:p>
        <text:p text:style-name="P26"/>
        <text:p text:style-name="P24">}</text:p>
        <text:p text:style-name="P26"/>
        <text:p text:style-name="P24">@end</text:p>
        <text:p text:style-name="P12"><text:span text:style-name="T56">自定义图片背景以下两句代码是关键：</text:span><text:span text:style-name="T55"><text:line-break/></text:span><text:span text:style-name="T49">UIImage *img = [UIImage imageNamed:@"bg.png"];</text:span></text:p>
        <text:p text:style-name="P12"><text:span text:style-name="T49">[img drawInRect:CGRectMake(0,0,self.frame.size.width,self.frame.size.height)];<text:line-break/></text:span><text:span text:style-name="T1">或者：</text:span><text:span text:style-name="T2"><text:line-break/></text:span><text:span text:style-name="T49">UIImage *img = [UIImage imageNamed:@"bg.png"];<text:line-break/>CGPoint point = {0,0};<text:line-break/>[img drawAtPoint:point];</text:span><text:span text:style-name="T2"><text:line-break/></text:span><text:span text:style-name="T1">或者：</text:span></text:p>
        <text:p text:style-name="P13"><text:span text:style-name="T55">//</text:span><text:span text:style-name="T56">加入旋转坐标系代码</text:span></text:p>
        <text:p text:style-name="P19"> </text:p>
        <text:p text:style-name="P14">// Drawing code</text:p>
        <text:p text:style-name="P19"> </text:p>
        <text:p text:style-name="P15">UIImage *navBarImage = [UIImage imageNamed:@"LOGO_320×44.png"];</text:p>
        <text:p text:style-name="P19"> </text:p>
        <text:p text:style-name="P15">CGContextRef context = UIGraphicsGetCurrentContext();</text:p>
        <text:p text:style-name="P19"> </text:p>
        <text:p text:style-name="P15">CGContextTranslateCTM(context, 0.0, self.frame.size.height);</text:p>
        <text:p text:style-name="P19"> </text:p>
        <text:p text:style-name="P15">CGContextScaleCTM(context, 1.0, -1.0);</text:p>
        <text:p text:style-name="P19"> </text:p>
        <text:p text:style-name="P15">CGPoint center=self.center;</text:p>
        <text:p text:style-name="P19"><text:soft-page-break/> </text:p>
        <text:p text:style-name="P15">CGImageRef cgImage= CGImageCreateWithImageInRect(navBarImage.CGImage,CGRectMake(0, 0, 1, 44));</text:p>
        <text:p text:style-name="P19"> </text:p>
        <text:p text:style-name="P15">CGContextDrawImage(context, CGRectMake(center.x-160-80, 0, 80,self.frame.size.height), cgImage);</text:p>
        <text:p text:style-name="P19"> </text:p>
        <text:p text:style-name="P15">CGContextDrawImage(context, CGRectMake(center.x-160, 0, 320,self.frame.size.height), navBarImage.CGImage);</text:p>
        <text:p text:style-name="P19"> </text:p>
        <text:p text:style-name="P5"><text:span text:style-name="T36">CGContextDrawImage(context, CGRectMake(center.x+160, 0, 80,self.frame.size.height), cgImage);</text:span><text:span text:style-name="T8"><text:line-break/></text:span><text:span text:style-name="T13">扩展</text:span><text:span text:style-name="T8">UINavigationBar</text:span><text:span text:style-name="T13">的</text:span><text:span text:style-name="T8">drawRect</text:span><text:span text:style-name="T13">方法的这种自定义方法会影响到工程项目中所有的导航条栏。</text:span><text:span text:style-name="T8"><text:line-break/></text:span><text:span text:style-name="T13">类似在</text:span><text:span text:style-name="T8">iOS5.0</text:span><text:span text:style-name="T13">中，由于</text:span><text:span text:style-name="T8">UINavigationBar</text:span><text:span text:style-name="T13">、</text:span><text:span text:style-name="T8">UIToolBar</text:span><text:span text:style-name="T13">和</text:span><text:span text:style-name="T8">UITabBar</text:span><text:span text:style-name="T13">的实现方式改变，而</text:span><text:span text:style-name="T8">drawRect:</text:span><text:span text:style-name="T13">方法不会被调用了，所以就不支持这种通过定义导航条类别的方式来自定义导航条了。</text:span><text:span text:style-name="Strong_20_Emphasis"><text:span text:style-name="T13">除非在这类控件的子类中实现</text:span></text:span><text:span text:style-name="T13">。</text:span></text:p>
        <text:p text:style-name="P20"><text:span text:style-name="T60">//</text:span><text:span text:style-name="T61">子类可以调用</text:span><text:span text:style-name="T60">drawRect:</text:span><text:span text:style-name="T61">方法</text:span></text:p>
        <text:p text:style-name="P21"><text:span text:style-name="T46">@interface</text:span> MyNavigationBar : UINavigationBar</text:p>
        <text:p text:style-name="P26"/>
        <text:p text:style-name="P22">@end</text:p>
        <text:p text:style-name="P26"/>
        <text:p text:style-name="P21"><text:span text:style-name="T46">@implementation</text:span> MyNavigationBar</text:p>
        <text:p text:style-name="P26"/>
        <text:p text:style-name="P21">- (<text:span text:style-name="T46">void</text:span>)drawRect:(CGRect)rect {</text:p>
        <text:p text:style-name="P26"/>
        <text:p text:style-name="P25"><text:span text:style-name="T59">　　</text:span><text:span text:style-name="T57">[super drawRect:rect];</text:span></text:p>
        <text:p text:style-name="P26"/>
        <text:p text:style-name="P24">}</text:p>
        <text:p text:style-name="P26"/>
        <text:p text:style-name="P22">@end</text:p>
        <text:p text:style-name="P5"><text:span text:style-name="Strong_20_Emphasis"><text:span text:style-name="T14">方法二：定义</text:span></text:span><text:span text:style-name="Strong_20_Emphasis"><text:span text:style-name="T10">UINavigationBar</text:span></text:span><text:span text:style-name="Strong_20_Emphasis"><text:span text:style-name="T14">的一个</text:span></text:span><text:span text:style-name="Strong_20_Emphasis"><text:span text:style-name="T10">static</text:span></text:span><text:span text:style-name="Strong_20_Emphasis"><text:span text:style-name="T14">函数</text:span></text:span></text:p>
        <text:p text:style-name="P20"><text:span text:style-name="T66"><text:s/></text:span><text:span text:style-name="T67">1</text:span><text:span text:style-name="T57"> + (UINavigationBar *)createNavigationBarWithBackgroundImage:(UIImage *)backgroundImage title:(NSString *)title {</text:span></text:p>
        <text:p text:style-name="P26"/>
        <text:p text:style-name="P20"><text:span text:style-name="T66"><text:s/></text:span><text:span text:style-name="T67">2</text:span><text:span text:style-name="T57"> <text:s text:c="6"/>UINavigationBar *customNavigationBar = [[[UINavigationBar alloc] initWithFrame:CGRectMake(</text:span><text:span text:style-name="T63">0</text:span><text:span text:style-name="T57">, </text:span><text:span text:style-name="T63">0</text:span><text:span text:style-name="T57">, </text:span><text:span text:style-name="T63">320</text:span><text:span text:style-name="T57">, </text:span><text:span text:style-name="T63">44</text:span><text:span text:style-name="T57">)] autorelease];</text:span></text:p>
        <text:p text:style-name="P26"/>
        <text:p text:style-name="P20"><text:span text:style-name="T66"><text:s/></text:span><text:span text:style-name="T67">3</text:span><text:span text:style-name="T57"> <text:s text:c="6"/>UIImageView *navigationBarBackgroundImageView = [[UIImageView alloc] initWithImage:backgroundImage];</text:span></text:p>
        <text:p text:style-name="P26"/>
        <text:p text:style-name="P20"><text:span text:style-name="T66"><text:s/></text:span><text:span text:style-name="T67">4</text:span><text:span text:style-name="T57"> <text:s text:c="6"/>[customNavigationBar addSubview:navigationBarBackgroundImageView];</text:span></text:p>
        <text:p text:style-name="P26"/>
        <text:p text:style-name="P20"><text:span text:style-name="T66"><text:s/></text:span><text:span text:style-name="T67">5</text:span><text:span text:style-name="T57"> <text:s text:c="6"/>UINavigationItem *navigationTitle = [[UINavigationItem alloc] initWithTitle:title];</text:span></text:p>
        <text:p text:style-name="P26"/>
        <text:p text:style-name="P20"><text:span text:style-name="T66"><text:s/></text:span><text:span text:style-name="T67">6</text:span><text:span text:style-name="T57"> <text:s text:c="6"/>[customNavigationBar pushNavigationItem:navigationTitle animated:NO];</text:span></text:p>
        <text:p text:style-name="P26"><text:soft-page-break/></text:p>
        <text:p text:style-name="P20"><text:span text:style-name="T66"><text:s/></text:span><text:span text:style-name="T67">7</text:span><text:span text:style-name="T57"> <text:s text:c="6"/>[navigationTitle release];</text:span></text:p>
        <text:p text:style-name="P26"/>
        <text:p text:style-name="P20"><text:span text:style-name="T66"><text:s/></text:span><text:span text:style-name="T67">8</text:span><text:span text:style-name="T57"> <text:s text:c="6"/>[navigationBarBackgroundImageView release];</text:span></text:p>
        <text:p text:style-name="P26"/>
        <text:p text:style-name="P20"><text:span text:style-name="T66"><text:s/></text:span><text:span text:style-name="T67">9</text:span><text:span text:style-name="T57"> <text:s text:c="6"/></text:span><text:span text:style-name="T50">return</text:span><text:span text:style-name="T57"> customNavigationBar;</text:span></text:p>
        <text:p text:style-name="P26"/>
        <text:p text:style-name="P21"><text:span text:style-name="T66">10</text:span> }</text:p>
        <text:p text:style-name="P1"><text:a xlink:type="simple" xlink:href="http://www.cnblogs.com/lovecode/articles/2302140.html"><text:span text:style-name="T39">复制代码</text:span></text:a></text:p>
        <text:p text:style-name="P16"><text:span text:style-name="T56">下面是在需要生成</text:span><text:span text:style-name="T55">UINavgationBar </text:span><text:span text:style-name="T56">的地方添加的代码     </text:span><text:span text:style-name="T55">*ViewController.m</text:span><text:span text:style-name="T56">：</text:span></text:p>
        <text:p text:style-name="P10"><draw:frame draw:style-name="fr2" draw:name="图形1" text:anchor-type="as-char" svg:width="0.272cm" svg:height="0.395cm" draw:z-index="1"><draw:image xlink:href="http://images.cnblogs.com/OutliningIndicators/ExpandedBlockStart.gif" xlink:type="simple" xlink:show="embed" xlink:actuate="onLoad"/></draw:frame><text:span text:style-name="T57">View Code</text:span></text:p>
        <text:p text:style-name="P20"><text:span text:style-name="T66"><text:s/></text:span><text:span text:style-name="T67">1</text:span><text:span text:style-name="T57"> self.navigationController.navigationBar.hidden = YES;</text:span></text:p>
        <text:p text:style-name="P26"/>
        <text:p text:style-name="P20"><text:span text:style-name="T66"><text:s/></text:span><text:span text:style-name="T67">2</text:span><text:span text:style-name="T57"> UIImage *navigationBarBackgroundImage =[UIImage imageWithContentsOfFile:[[NSBundle mainBundle] pathForResource:</text:span><text:span text:style-name="T65">@"topbar-bg"</text:span><text:span text:style-name="T57"> ofType:</text:span><text:span text:style-name="T65">@"png"</text:span><text:span text:style-name="T57">]];</text:span></text:p>
        <text:p text:style-name="P26"/>
        <text:p text:style-name="P20"><text:span text:style-name="T66"><text:s/></text:span><text:span text:style-name="T67">3</text:span><text:span text:style-name="T57"> UINavigationBar *customNavigationBar = [YOUR_Util_Class createNavigationBarWithBackgroundImage:navigationBarBackgroundImage title:nil];</text:span></text:p>
        <text:p text:style-name="P26"/>
        <text:p text:style-name="P20"><text:span text:style-name="T66"><text:s/></text:span><text:span text:style-name="T67">4</text:span><text:span text:style-name="T57"> [self.view addSubview:customNavigationBar];</text:span></text:p>
        <text:p text:style-name="P26"/>
        <text:p text:style-name="P20"><text:span text:style-name="T66"><text:s/></text:span><text:span text:style-name="T67">5</text:span><text:span text:style-name="T57"> </text:span></text:p>
        <text:p text:style-name="P26"/>
        <text:p text:style-name="P20"><text:span text:style-name="T66"><text:s/></text:span><text:span text:style-name="T67">6</text:span><text:span text:style-name="T57"> UIButton *backButton = [[UIButton alloc] initWithFrame:CGRectMake(</text:span><text:span text:style-name="T63">0.0</text:span><text:span text:style-name="T57">, </text:span><text:span text:style-name="T63">0.0</text:span><text:span text:style-name="T57">, </text:span><text:span text:style-name="T63">75.0</text:span><text:span text:style-name="T57">, </text:span><text:span text:style-name="T63">30.0</text:span><text:span text:style-name="T57">)];</text:span></text:p>
        <text:p text:style-name="P26"/>
        <text:p text:style-name="P20"><text:span text:style-name="T66"><text:s/></text:span><text:span text:style-name="T67">7</text:span><text:span text:style-name="T57"> </text:span><text:span text:style-name="T50">if</text:span><text:span text:style-name="T57"> (_backButtonImage) {</text:span></text:p>
        <text:p text:style-name="P26"/>
        <text:p text:style-name="P20"><text:span text:style-name="T66"><text:s/></text:span><text:span text:style-name="T67">8</text:span><text:span text:style-name="T57"> <text:s text:c="7"/>[backButton setImage:_backButtonImage forState:UIControlStateNormal];</text:span></text:p>
        <text:p text:style-name="P26"/>
        <text:p text:style-name="P20"><text:span text:style-name="T66"><text:s/></text:span><text:span text:style-name="T67">9</text:span><text:span text:style-name="T57"> }</text:span><text:span text:style-name="T50">else</text:span><text:span text:style-name="T57"> {</text:span></text:p>
        <text:p text:style-name="P26"/>
        <text:p text:style-name="P21"><text:span text:style-name="T66">10</text:span> <text:s text:c="7"/>[backButton setImage:[UIImage imageNamed:<text:span text:style-name="T64">@"btnback.png"</text:span>] forState:UIControlStateNormal];</text:p>
        <text:p text:style-name="P26"/>
        <text:p text:style-name="P21"><text:span text:style-name="T66">11</text:span> }</text:p>
        <text:p text:style-name="P26"/>
        <text:p text:style-name="P21"><text:span text:style-name="T66">12</text:span> </text:p>
        <text:p text:style-name="P26"/>
        <text:p text:style-name="P21"><text:span text:style-name="T66">13</text:span> [backButton addTarget:self action:@selector(backButtonCliked:) forControlEvents:UIControlEventTouchUpInside];</text:p>
        <text:p text:style-name="P26"/>
        <text:p text:style-name="P21"><text:span text:style-name="T66">14</text:span> UIBarButtonItem *backBarButton = [[UIBarButtonItem alloc] initWithCustomView:backButton];</text:p>
        <text:p text:style-name="P26"/>
        <text:p text:style-name="P21"><text:soft-page-break/><text:span text:style-name="T66">15</text:span> customNavigationBar.topItem.leftBarButtonItem = backBarButton;</text:p>
        <text:p text:style-name="P26"/>
        <text:p text:style-name="P21"><text:span text:style-name="T66">16</text:span> </text:p>
        <text:p text:style-name="P26"/>
        <text:p text:style-name="P21"><text:span text:style-name="T66">17</text:span> [backButton release];</text:p>
        <text:p text:style-name="P26"/>
        <text:p text:style-name="P21"><text:span text:style-name="T66">18</text:span> [backBarButton release];</text:p>
        <text:p text:style-name="P26"/>
        <text:p text:style-name="P21"><text:span text:style-name="T66">19</text:span> </text:p>
        <text:p text:style-name="P26"/>
        <text:p text:style-name="P21"><text:span text:style-name="T66">20</text:span> UIButton *addButton = [[UIButton alloc] initWithFrame:CGRectMake(<text:span text:style-name="T62">0</text:span>, <text:span text:style-name="T62">0</text:span>, <text:span text:style-name="T62">43</text:span>, <text:span text:style-name="T62">30</text:span>)];</text:p>
        <text:p text:style-name="P26"/>
        <text:p text:style-name="P21"><text:span text:style-name="T66">21</text:span> UIBarButtonItem *addBarButton = [[UIBarButtonItem alloc] initWithCustomView:addButton];</text:p>
        <text:p text:style-name="P26"/>
        <text:p text:style-name="P21"><text:span text:style-name="T66">22</text:span> <text:span text:style-name="T46">if</text:span> (_isFromFavorites) {</text:p>
        <text:p text:style-name="P26"/>
        <text:p text:style-name="P21"><text:span text:style-name="T66">23</text:span> <text:s text:c="7"/>[addButton setImage:[UIImage imageNamed:<text:span text:style-name="T64">@"btn-delete-0.png"</text:span>] forState:UIControlStateNormal];</text:p>
        <text:p text:style-name="P26"/>
        <text:p text:style-name="P21"><text:span text:style-name="T66">24</text:span> <text:s text:c="7"/>[addButton addTarget:self action:@selector(deleteButtonClicked:) forControlEvents:UIControlEventTouchUpInside];</text:p>
        <text:p text:style-name="P26"/>
        <text:p text:style-name="P21"><text:span text:style-name="T66">25</text:span> }<text:span text:style-name="T46">else</text:span> {</text:p>
        <text:p text:style-name="P26"/>
        <text:p text:style-name="P21"><text:span text:style-name="T66">26</text:span> <text:s text:c="8"/>[addButton setImage:[UIImage imageNamed:<text:span text:style-name="T64">@"btn_add.png"</text:span>] forState:UIControlStateNormal];</text:p>
        <text:p text:style-name="P26"/>
        <text:p text:style-name="P21"><text:span text:style-name="T66">27</text:span> <text:s text:c="8"/>[addButton addTarget:self action:@selector(addButtonClicked:) forControlEvents:UIControlEventTouchUpInside];</text:p>
        <text:p text:style-name="P26"/>
        <text:p text:style-name="P21"><text:span text:style-name="T66">28</text:span> }</text:p>
        <text:p text:style-name="P26"/>
        <text:p text:style-name="P21"><text:span text:style-name="T66">29</text:span> customNavigationBar.topItem.rightBarButtonItem = addBarButton;</text:p>
        <text:p text:style-name="P26"/>
        <text:p text:style-name="P21"><text:span text:style-name="T66">30</text:span> [addButton release];</text:p>
        <text:p text:style-name="P26"/>
        <text:p text:style-name="P21"><text:span text:style-name="T66">31</text:span> [addBarButton release];</text:p>
        <text:p text:style-name="P1"><text:a xlink:type="simple" xlink:href="http://www.cnblogs.com/lovecode/articles/2302140.html"><text:span text:style-name="T39">复制代码</text:span></text:a></text:p>
        <text:p text:style-name="P17">此代码效果图如下：</text:p>
        <text:p text:style-name="P5"><text:span text:style-name="T28"><draw:frame draw:style-name="fr2" draw:name="图形2" text:anchor-type="as-char" svg:width="7.916cm" svg:height="1.035cm" draw:z-index="2"><draw:image xlink:href="http://pic002.cnblogs.com/images/2011/46065/2011122621471098.png" xlink:type="simple" xlink:show="embed" xlink:actuate="onLoad"/></draw:frame></text:span><text:span text:style-name="T8"><text:line-break/></text:span><text:span text:style-name="T13">这一方法转载自：</text:span><text:a xlink:type="simple" xlink:href="http://www.cnblogs.com/moshengren/archive/2010/10/18/1855191.html"><text:span text:style-name="T41">http://www.cnblogs.com/moshengren/archive/2010/10/18/1855191.html</text:span></text:a><text:span text:style-name="T8"><text:line-break/><text:line-break/></text:span><text:soft-page-break/><text:span text:style-name="Strong_20_Emphasis"><text:span text:style-name="T14">方法三：也是自定义导航条类别，但是重写</text:span></text:span><text:span text:style-name="Strong_20_Emphasis"><text:span text:style-name="T10">setBackgroundImage:</text:span></text:span><text:span text:style-name="Strong_20_Emphasis"><text:span text:style-name="T14">方法</text:span></text:span><text:span text:style-name="T8"><text:line-break/></text:span><text:span text:style-name="T36">CustomNavController.h</text:span></text:p>
        <text:p text:style-name="P20"><text:span text:style-name="T66"><text:s/></text:span><text:span text:style-name="T67">1</text:span><text:span text:style-name="T57"> </text:span><text:span text:style-name="T60">// <text:s/>Created by suruiqiang on 8/3/10.</text:span></text:p>
        <text:p text:style-name="P20"><text:span text:style-name="T66"><text:s/></text:span><text:span text:style-name="T67">2</text:span><text:span text:style-name="T57"> </text:span><text:span text:style-name="T60">// <text:s/>Copyright 2010 __MyCompanyName__. All rights reserved.</text:span></text:p>
        <text:p text:style-name="P20"><text:span text:style-name="T66"><text:s/></text:span><text:span text:style-name="T67">3</text:span><text:span text:style-name="T57"> </text:span><text:span text:style-name="T60">//</text:span></text:p>
        <text:p text:style-name="P20"><text:span text:style-name="T66"><text:s/></text:span><text:span text:style-name="T67">4</text:span><text:span text:style-name="T57"> </text:span><text:span text:style-name="T50">#pragma</text:span><text:span text:style-name="T57"> once</text:span></text:p>
        <text:p text:style-name="P26"/>
        <text:p text:style-name="P20"><text:span text:style-name="T66"><text:s/></text:span><text:span text:style-name="T67">5</text:span><text:span text:style-name="T57"> </text:span><text:span text:style-name="T50">#import</text:span><text:span text:style-name="T57"> &lt;UIKit/UIKit.h&gt;</text:span></text:p>
        <text:p text:style-name="P26"/>
        <text:p text:style-name="P20"><text:span text:style-name="T66"><text:s/></text:span><text:span text:style-name="T67">6</text:span><text:span text:style-name="T57"> </text:span><text:span text:style-name="T50">@interface</text:span><text:span text:style-name="T57"> UINavigationBar (UINavigationBarCategory) </text:span></text:p>
        <text:p text:style-name="P26"/>
        <text:p text:style-name="P20"><text:span text:style-name="T66"><text:s/></text:span><text:span text:style-name="T67">7</text:span><text:span text:style-name="T57"> UIImageView *bg;</text:span></text:p>
        <text:p text:style-name="P26"/>
        <text:p text:style-name="P20"><text:span text:style-name="T66"><text:s/></text:span><text:span text:style-name="T67">8</text:span><text:span text:style-name="T57"> -(UINavigationBar*)setBackgroundImage:(UIImage*)image;</text:span></text:p>
        <text:p text:style-name="P26"/>
        <text:p text:style-name="P20"><text:span text:style-name="T66"><text:s/></text:span><text:span text:style-name="T67">9</text:span><text:span text:style-name="T57"> - (</text:span><text:span text:style-name="T50">void</text:span><text:span text:style-name="T57">)insertSubview:(UIView *)view atIndex:(NSInteger)index;</text:span></text:p>
        <text:p text:style-name="P26"/>
        <text:p text:style-name="P21"><text:span text:style-name="T66">10</text:span> <text:span text:style-name="T46">@end</text:span></text:p>
        <text:p text:style-name="P1"><text:a xlink:type="simple" xlink:href="http://www.cnblogs.com/lovecode/articles/2302140.html"><text:span text:style-name="T39">复制代码</text:span></text:a></text:p>
        <text:p text:style-name="P18">CustomNavController.m</text:p>
        <text:p text:style-name="P20"><text:span text:style-name="T66"><text:s/></text:span><text:span text:style-name="T67">1</text:span><text:span text:style-name="T57"> </text:span><text:span text:style-name="T50">#import</text:span><text:span text:style-name="T57"> </text:span><text:span text:style-name="T65">"CustomerNavBarController.h"</text:span></text:p>
        <text:p text:style-name="P26"/>
        <text:p text:style-name="P20"><text:span text:style-name="T66"><text:s/></text:span><text:span text:style-name="T67">2</text:span><text:span text:style-name="T57"> </text:span></text:p>
        <text:p text:style-name="P26"/>
        <text:p text:style-name="P20"><text:span text:style-name="T66"><text:s/></text:span><text:span text:style-name="T67">3</text:span><text:span text:style-name="T57"> </text:span><text:span text:style-name="T50">@implementation</text:span><text:span text:style-name="T57"> UINavigationBar (UINavigationBarCategory)</text:span></text:p>
        <text:p text:style-name="P26"/>
        <text:p text:style-name="P20"><text:span text:style-name="T66"><text:s/></text:span><text:span text:style-name="T67">4</text:span><text:span text:style-name="T57"> -(UINavigationBar*)setBackgroundImage:(UIImage*)image</text:span></text:p>
        <text:p text:style-name="P26"/>
        <text:p text:style-name="P20"><text:span text:style-name="T66"><text:s/></text:span><text:span text:style-name="T67">5</text:span><text:span text:style-name="T57"> {</text:span></text:p>
        <text:p text:style-name="P26"/>
        <text:p text:style-name="P20"><text:span text:style-name="T66"><text:s/></text:span><text:span text:style-name="T67">6</text:span><text:span text:style-name="T57"> <text:s text:c="4"/>UINavigationBar *NavBar = [[UINavigationBar alloc] initWithFrame:CGRectMake(</text:span><text:span text:style-name="T63">0</text:span><text:span text:style-name="T57">, </text:span><text:span text:style-name="T63">0</text:span><text:span text:style-name="T57">, </text:span><text:span text:style-name="T63">320</text:span><text:span text:style-name="T57">, </text:span><text:span text:style-name="T63">44</text:span><text:span text:style-name="T57">)];</text:span></text:p>
        <text:p text:style-name="P26"/>
        <text:p text:style-name="P20"><text:span text:style-name="T66"><text:s/></text:span><text:span text:style-name="T67">7</text:span><text:span text:style-name="T57"> <text:s text:c="4"/></text:span><text:span text:style-name="T50">if</text:span><text:span text:style-name="T57">(image == nil) </text:span><text:span text:style-name="T50">return</text:span><text:span text:style-name="T57"> NavBar;</text:span></text:p>
        <text:p text:style-name="P26"/>
        <text:p text:style-name="P20"><text:span text:style-name="T66"><text:s/></text:span><text:span text:style-name="T67">8</text:span><text:span text:style-name="T57"> <text:s text:c="4"/>bg = [[UIImageView alloc]initWithImage:image];</text:span></text:p>
        <text:p text:style-name="P26"/>
        <text:p text:style-name="P20"><text:span text:style-name="T66"><text:s/></text:span><text:span text:style-name="T67">9</text:span><text:span text:style-name="T57"> <text:s text:c="4"/>bg.frame = CGRectMake(</text:span><text:span text:style-name="T63">0</text:span><text:span text:style-name="T57">.f, </text:span><text:span text:style-name="T63">0</text:span><text:span text:style-name="T57">.f, self.frame.size.width, self.frame.size.height);</text:span></text:p>
        <text:p text:style-name="P26"/>
        <text:p text:style-name="P21"><text:span text:style-name="T66">10</text:span> <text:s text:c="4"/>[NavBar addSubview:bg];</text:p>
        <text:p text:style-name="P26"/>
        <text:p text:style-name="P21"><text:span text:style-name="T66">11</text:span> <text:s text:c="4"/>[NavBar sendSubviewToBack:bg];</text:p>
        <text:p text:style-name="P26"><text:soft-page-break/></text:p>
        <text:p text:style-name="P21"><text:span text:style-name="T66">12</text:span> <text:s text:c="4"/>[bg release];</text:p>
        <text:p text:style-name="P26"/>
        <text:p text:style-name="P21"><text:span text:style-name="T66">13</text:span> <text:s text:c="4"/><text:span text:style-name="T46">return</text:span> NavBar;</text:p>
        <text:p text:style-name="P26"/>
        <text:p text:style-name="P21"><text:span text:style-name="T66">14</text:span> }</text:p>
        <text:p text:style-name="P26"/>
        <text:p text:style-name="P21"><text:span text:style-name="T66">15</text:span> </text:p>
        <text:p text:style-name="P26"/>
        <text:p text:style-name="P21"><text:span text:style-name="T66">16</text:span> - (<text:span text:style-name="T46">void</text:span>)insertSubview:(UIView *)view atIndex:(NSInteger)index</text:p>
        <text:p text:style-name="P26"/>
        <text:p text:style-name="P21"><text:span text:style-name="T66">17</text:span> {</text:p>
        <text:p text:style-name="P26"/>
        <text:p text:style-name="P21"><text:span text:style-name="T66">18</text:span> <text:s text:c="4"/>[super insertSubview:view atIndex:index];</text:p>
        <text:p text:style-name="P26"/>
        <text:p text:style-name="P21"><text:span text:style-name="T66">19</text:span> <text:s text:c="4"/>[self sendSubviewToBack:bg];</text:p>
        <text:p text:style-name="P26"/>
        <text:p text:style-name="P21"><text:span text:style-name="T66">20</text:span> }</text:p>
        <text:p text:style-name="P26"/>
        <text:p text:style-name="P21"><text:span text:style-name="T66">21</text:span> <text:span text:style-name="T46">@end</text:span></text:p>
        <text:p text:style-name="P1"><text:a xlink:type="simple" xlink:href="http://www.cnblogs.com/lovecode/articles/2302140.html"><text:span text:style-name="T39">复制代码</text:span></text:a></text:p>
        <text:p text:style-name="P17">调用代码示例：</text:p>
        <text:p text:style-name="P21">- (<text:span text:style-name="T46">void</text:span>)viewDidLoad {</text:p>
        <text:p text:style-name="P26"/>
        <text:p text:style-name="P25"><text:s text:c="3"/><text:span text:style-name="T57">[super viewDidLoad];</text:span></text:p>
        <text:p text:style-name="P26"/>
        <text:p text:style-name="P20"><text:s text:c="3"/><text:span text:style-name="T57">[[self.navigationController navigationBar] setBackgroundImage:[UIImage imageNamed:</text:span><text:span text:style-name="T65">@"NavigationBarBackground.png"</text:span><text:span text:style-name="T57">]];</text:span></text:p>
        <text:p text:style-name="P26"/>
        <text:p text:style-name="P26"/>
        <text:p text:style-name="P20"><text:span text:style-name="T60">//</text:span><text:span text:style-name="T61">在下面添加你自己的功能代码</text:span></text:p>
        <text:p text:style-name="P24">***********</text:p>
        <text:p text:style-name="P26"/>
        <text:p text:style-name="P24">}</text:p>
        <text:p text:style-name="P5"><text:span text:style-name="T13">此方法转载自：</text:span><text:a xlink:type="simple" xlink:href="http://www.cnblogs.com/moshengren/archive/2010/10/18/1855202.html"><text:span text:style-name="T41">http://www.cnblogs.com/moshengren/archive/2010/10/18/1855202.html</text:span></text:a><text:span text:style-name="T8"><text:line-break/><text:line-break/></text:span><text:span text:style-name="Strong_20_Emphasis"><text:span text:style-name="T14">方法四：通过导入</text:span></text:span><text:span text:style-name="Strong_20_Emphasis"><text:span text:style-name="T10">QuartzCore</text:span></text:span><text:span text:style-name="Strong_20_Emphasis"><text:span text:style-name="T14">框架绘制</text:span></text:span><text:span text:style-name="Strong_20_Emphasis"><text:span text:style-name="T10">CALayer</text:span></text:span><text:span text:style-name="Strong_20_Emphasis"><text:span text:style-name="T14">层来自定义</text:span></text:span></text:p>
        <text:p text:style-name="P21"><text:span text:style-name="T46">#import</text:span> &lt;QuartzCore/QuartzCore.h&gt;</text:p>
        <text:p text:style-name="P26"/>
        <text:p text:style-name="P26"/>
        <text:p text:style-name="P21"><text:span text:style-name="T46">@interface</text:span> DDNavigationViewController : UINavigationController&lt;UINavigationControllerDelegate&gt; {</text:p>
        <text:p text:style-name="P26"/>
        <text:p text:style-name="P26"><text:soft-page-break/></text:p>
        <text:p text:style-name="P25"><text:s text:c="4"/><text:span text:style-name="T57">CALayer *_barBackLayer;</text:span></text:p>
        <text:p text:style-name="P26"/>
        <text:p text:style-name="P26"/>
        <text:p text:style-name="P24">}</text:p>
        <text:p text:style-name="P26"/>
        <text:p text:style-name="P26"/>
        <text:p text:style-name="P22">@end</text:p>
        <text:p text:style-name="P19"> </text:p>
        <text:p text:style-name="P10"><draw:frame draw:style-name="fr2" draw:name="图形3" text:anchor-type="as-char" svg:width="0.272cm" svg:height="0.395cm" draw:z-index="3"><draw:image xlink:href="http://images.cnblogs.com/OutliningIndicators/ExpandedBlockStart.gif" xlink:type="simple" xlink:show="embed" xlink:actuate="onLoad"/></draw:frame><text:span text:style-name="T57">View Code</text:span></text:p>
        <text:p text:style-name="P20"><text:span text:style-name="T66"><text:s/></text:span><text:span text:style-name="T67">1</text:span><text:span text:style-name="T57"> </text:span><text:span text:style-name="T50">@implementation</text:span><text:span text:style-name="T57"> DDNavigationViewController</text:span></text:p>
        <text:p text:style-name="P26"/>
        <text:p text:style-name="P20"><text:span text:style-name="T66"><text:s/></text:span><text:span text:style-name="T67">2</text:span><text:span text:style-name="T57"> </text:span></text:p>
        <text:p text:style-name="P26"/>
        <text:p text:style-name="P20"><text:span text:style-name="T66"><text:s/></text:span><text:span text:style-name="T67">3</text:span><text:span text:style-name="T57"> - (</text:span><text:span text:style-name="T50">id</text:span><text:span text:style-name="T57">)initWithRootViewController:(UIViewController *)rootViewController {</text:span></text:p>
        <text:p text:style-name="P26"/>
        <text:p text:style-name="P20"><text:span text:style-name="T66"><text:s/></text:span><text:span text:style-name="T67">4</text:span><text:span text:style-name="T57"> </text:span></text:p>
        <text:p text:style-name="P26"/>
        <text:p text:style-name="P20"><text:span text:style-name="T66"><text:s/></text:span><text:span text:style-name="T67">5</text:span><text:span text:style-name="T57"> <text:s text:c="4"/>self = [super initWithRootViewController:rootViewController];</text:span></text:p>
        <text:p text:style-name="P26"/>
        <text:p text:style-name="P20"><text:span text:style-name="T66"><text:s/></text:span><text:span text:style-name="T67">6</text:span><text:span text:style-name="T57"> </text:span></text:p>
        <text:p text:style-name="P26"/>
        <text:p text:style-name="P20"><text:span text:style-name="T66"><text:s/></text:span><text:span text:style-name="T67">7</text:span><text:span text:style-name="T57"> <text:s text:c="4"/>self.</text:span><text:span text:style-name="T50">delegate</text:span><text:span text:style-name="T57"> = self;</text:span></text:p>
        <text:p text:style-name="P26"/>
        <text:p text:style-name="P20"><text:span text:style-name="T66"><text:s/></text:span><text:span text:style-name="T67">8</text:span><text:span text:style-name="T57"> </text:span></text:p>
        <text:p text:style-name="P26"/>
        <text:p text:style-name="P20"><text:span text:style-name="T66"><text:s/></text:span><text:span text:style-name="T67">9</text:span><text:span text:style-name="T57"> <text:s text:c="4"/></text:span><text:span text:style-name="T50">return</text:span><text:span text:style-name="T57"> self;</text:span></text:p>
        <text:p text:style-name="P26"/>
        <text:p text:style-name="P21"><text:span text:style-name="T66">10</text:span> </text:p>
        <text:p text:style-name="P26"/>
        <text:p text:style-name="P21"><text:span text:style-name="T66">11</text:span> }</text:p>
        <text:p text:style-name="P26"/>
        <text:p text:style-name="P21"><text:span text:style-name="T66">12</text:span> </text:p>
        <text:p text:style-name="P26"/>
        <text:p text:style-name="P21"><text:span text:style-name="T66">13</text:span> - (<text:span text:style-name="T46">void</text:span>)loadView {</text:p>
        <text:p text:style-name="P26"/>
        <text:p text:style-name="P21"><text:span text:style-name="T66">14</text:span> </text:p>
        <text:p text:style-name="P26"/>
        <text:p text:style-name="P21"><text:span text:style-name="T66">15</text:span> <text:s text:c="4"/>[super loadView];</text:p>
        <text:p text:style-name="P26"/>
        <text:p text:style-name="P21"><text:span text:style-name="T66">16</text:span> </text:p>
        <text:p text:style-name="P26"/>
        <text:p text:style-name="P21"><text:soft-page-break/><text:span text:style-name="T66">17</text:span> <text:s text:c="4"/>UINavigationBar *bar = self.navigationBar;</text:p>
        <text:p text:style-name="P26"/>
        <text:p text:style-name="P21"><text:span text:style-name="T66">18</text:span> </text:p>
        <text:p text:style-name="P26"/>
        <text:p text:style-name="P21"><text:span text:style-name="T66">19</text:span> <text:s text:c="4"/>CALayer*layer = [CALayer layer];</text:p>
        <text:p text:style-name="P26"/>
        <text:p text:style-name="P21"><text:span text:style-name="T66">20</text:span> </text:p>
        <text:p text:style-name="P26"/>
        <text:p text:style-name="P21"><text:span text:style-name="T66">21</text:span> <text:s text:c="4"/>UIImage *navBarImage = [UIImage imageNamed:<text:span text:style-name="T64">@"navigationBarBackground.png"</text:span>];</text:p>
        <text:p text:style-name="P26"/>
        <text:p text:style-name="P21"><text:span text:style-name="T66">22</text:span> </text:p>
        <text:p text:style-name="P26"/>
        <text:p text:style-name="P21"><text:span text:style-name="T66">23</text:span> <text:s text:c="4"/>layer.contents = (<text:span text:style-name="T46">id</text:span>)navBarImage.CGImage;</text:p>
        <text:p text:style-name="P26"/>
        <text:p text:style-name="P21"><text:span text:style-name="T66">24</text:span> </text:p>
        <text:p text:style-name="P26"/>
        <text:p text:style-name="P21"><text:span text:style-name="T66">25</text:span> <text:s text:c="4"/>layer.frame= CGRectMake(<text:span text:style-name="T62">0</text:span>, <text:span text:style-name="T62">0</text:span>, <text:span text:style-name="T62">320</text:span>, navBarImage.size.height);</text:p>
        <text:p text:style-name="P26"/>
        <text:p text:style-name="P21"><text:span text:style-name="T66">26</text:span> </text:p>
        <text:p text:style-name="P26"/>
        <text:p text:style-name="P21"><text:span text:style-name="T66">27</text:span> <text:s text:c="4"/>[bar.layer insertSublayer:layer atIndex:<text:span text:style-name="T62">0</text:span>];</text:p>
        <text:p text:style-name="P26"/>
        <text:p text:style-name="P21"><text:span text:style-name="T66">28</text:span> </text:p>
        <text:p text:style-name="P26"/>
        <text:p text:style-name="P21"><text:span text:style-name="T66">29</text:span> <text:s text:c="4"/>_barBackLayer = layer;</text:p>
        <text:p text:style-name="P26"/>
        <text:p text:style-name="P21"><text:span text:style-name="T66">30</text:span> </text:p>
        <text:p text:style-name="P26"/>
        <text:p text:style-name="P21"><text:span text:style-name="T66">31</text:span> } <text:s/></text:p>
        <text:p text:style-name="P26"/>
        <text:p text:style-name="P21"><text:span text:style-name="T66">32</text:span> </text:p>
        <text:p text:style-name="P26"/>
        <text:p text:style-name="P21"><text:span text:style-name="T66">33</text:span> </text:p>
        <text:p text:style-name="P26"/>
        <text:p text:style-name="P21"><text:span text:style-name="T66">34</text:span> <text:span text:style-name="T46">#pragma</text:span> mark -</text:p>
        <text:p text:style-name="P26"/>
        <text:p text:style-name="P21"><text:span text:style-name="T66">35</text:span> </text:p>
        <text:p text:style-name="P26"/>
        <text:p text:style-name="P21"><text:span text:style-name="T66">36</text:span> <text:span text:style-name="T46">#pragma</text:span> mark UINavigationControllerDelegate</text:p>
        <text:p text:style-name="P26"/>
        <text:p text:style-name="P21"><text:span text:style-name="T66">37</text:span> </text:p>
        <text:p text:style-name="P26"/>
        <text:p text:style-name="P21"><text:span text:style-name="T66">38</text:span> - (<text:span text:style-name="T46">void</text:span>)navigationController:(UINavigationController *)navigationController didShowViewController:(UIViewController *)viewController animated:(BOOL)animated {</text:p>
        <text:p text:style-name="P26"/>
        <text:p text:style-name="P21"><text:soft-page-break/><text:span text:style-name="T66">39</text:span> </text:p>
        <text:p text:style-name="P26"/>
        <text:p text:style-name="P21"><text:span text:style-name="T66">40</text:span> <text:s text:c="4"/>[_barBackLayer removeFromSuperlayer];</text:p>
        <text:p text:style-name="P26"/>
        <text:p text:style-name="P21"><text:span text:style-name="T66">41</text:span> </text:p>
        <text:p text:style-name="P26"/>
        <text:p text:style-name="P21"><text:span text:style-name="T66">42</text:span> <text:s text:c="4"/>[navigationController.navigationBar.layer insertSublayer:_barBackLayeratIndex:<text:span text:style-name="T62">0</text:span>];</text:p>
        <text:p text:style-name="P26"/>
        <text:p text:style-name="P21"><text:span text:style-name="T66">43</text:span> </text:p>
        <text:p text:style-name="P26"/>
        <text:p text:style-name="P21"><text:span text:style-name="T66">44</text:span> }</text:p>
        <text:p text:style-name="P26"/>
        <text:p text:style-name="P21"><text:span text:style-name="T66">45</text:span> </text:p>
        <text:p text:style-name="P26"/>
        <text:p text:style-name="P21"><text:span text:style-name="T66">46</text:span> <text:span text:style-name="T46">@end</text:span></text:p>
      </text:section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, Console, Verdana, 'Courier New'"/>
    <style:font-face style:name="Courier New1" svg:font-family="'Courier New', FixedSys"/>
    <style:font-face style:name="Courier new" svg:font-family="'Courier new'"/>
    <style:font-face style:name="Microsoft YaHei" svg:font-family="'Microsoft YaHei'"/>
    <style:font-face style:name="Monaco" svg:font-family="Monaco, 'Lucida Console', monospace"/>
    <style:font-face style:name="simsun" svg:font-family="simsu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9:29:06</meta:creation-date>
    <dc:date>2013-08-03T19:52:52</dc:date>
    <meta:editing-duration>PT1H31M2S</meta:editing-duration>
    <meta:editing-cycles>3</meta:editing-cycles>
    <meta:generator>OpenOffice/4.0.0$Unix OpenOffice.org_project/400m3$Build-9702</meta:generator>
    <meta:document-statistic meta:table-count="2" meta:image-count="3" meta:object-count="0" meta:page-count="10" meta:paragraph-count="205" meta:word-count="1209" meta:character-count="8376"/>
    <dc:creator>Andy Lau</dc:creator>
  </office:meta>
</office:document-meta>
</file>